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d7c" officeooo:paragraph-rsid="00114d7c"/>
    </style:style>
    <style:style style:name="P2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3" style:family="paragraph" style:parent-style-name="Standard">
      <style:text-properties fo:color="#ffffff" loext:opacity="100%" style:font-name="Droid Sans Mono" fo:font-size="10.5pt" fo:font-weight="normal" officeooo:rsid="001adf7b" officeooo:paragraph-rsid="001adf7b" fo:background-color="#000000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000000"/>
    </style:style>
    <style:style style:name="P5" style:family="paragraph" style:parent-style-name="Standard">
      <style:text-properties fo:color="#569cd6" loext:opacity="100%" style:font-name="Droid Sans Mono" fo:font-size="10.5pt" fo:font-weight="normal" officeooo:rsid="0016fd2f" officeooo:paragraph-rsid="0016fd2f" fo:background-color="#000000"/>
    </style:style>
    <style:style style:name="P6" style:family="paragraph" style:parent-style-name="Standard">
      <style:text-properties officeooo:rsid="0015c691" officeooo:paragraph-rsid="0015c691"/>
    </style:style>
    <style:style style:name="P7" style:family="paragraph" style:parent-style-name="Standard">
      <style:text-properties officeooo:rsid="00123e36" officeooo:paragraph-rsid="00123e36"/>
    </style:style>
    <style:style style:name="P8" style:family="paragraph" style:parent-style-name="Standard">
      <style:text-properties officeooo:rsid="0016fd2f" officeooo:paragraph-rsid="0016fd2f"/>
    </style:style>
    <style:style style:name="P9" style:family="paragraph" style:parent-style-name="Standard">
      <style:text-properties officeooo:rsid="0018d2a2" officeooo:paragraph-rsid="0018d2a2"/>
    </style:style>
    <style:style style:name="P10" style:family="paragraph" style:parent-style-name="Preformatted_20_Text">
      <style:text-properties officeooo:rsid="001adf7b" officeooo:paragraph-rsid="001adf7b"/>
    </style:style>
    <style:style style:name="P11" style:family="paragraph" style:parent-style-name="Standard">
      <style:text-properties officeooo:rsid="001adf7b" officeooo:paragraph-rsid="001adf7b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rsid="001f0a3f" officeooo:paragraph-rsid="001f0a3f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Droid Sans Mono" fo:font-size="10.5pt" fo:font-weight="normal" fo:background-color="#000000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Droid Sans Mono" fo:font-size="10.5pt" fo:font-weight="normal" fo:background-color="#000000" loext:char-shading-value="0"/>
    </style:style>
    <style:style style:name="T5" style:family="text">
      <style:text-properties fo:color="#569cd6" loext:opacity="100%" style:font-name="Droid Sans Mono" fo:font-size="10.5pt" fo:font-weight="normal" officeooo:rsid="001e1e9c" fo:background-color="#000000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Droid Sans Mono" fo:font-size="10.5pt" fo:font-weight="normal" fo:background-color="#000000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Droid Sans Mono" fo:font-size="10.5pt" fo:font-weight="normal" fo:background-color="#000000" loext:char-shading-value="0"/>
    </style:style>
    <style:style style:name="T10" style:family="text">
      <style:text-properties officeooo:rsid="00141ab2"/>
    </style:style>
    <style:style style:name="T11" style:family="text">
      <style:text-properties fo:color="#dcdcaa" loext:opacity="100%"/>
    </style:style>
    <style:style style:name="T12" style:family="text">
      <style:text-properties fo:color="#ffffff" loext:opacity="100%" style:font-name="Droid Sans Mono" fo:font-size="10.5pt" fo:font-weight="normal" fo:background-color="#00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it token :</text:p>
      <text:p text:style-name="P9">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</text:p>
      <text:p text:style-name="P9"/>
      <text:p text:style-name="P1"><text:s/>Feuille PHP : </text:p>
      <text:p text:style-name="Standard">stagiaire@stagiaire-ThinkStation-P330:~/Bureau/php$ php -S 127.0.0.1:8080</text:p>
      <text:p text:style-name="Standard"/>
      <text:p text:style-name="P13">Sources :</text:p>
      <text:p text:style-name="P13"><text:a xlink:type="simple" xlink:href="https://sweetalert2.github.io/#examples" text:style-name="Internet_20_link" text:visited-style-name="Visited_20_Internet_20_Link">https://sweetalert2.github.io/#examples</text:a></text:p>
      <text:p text:style-name="P13">https://sweetalert2.github.io/#themes</text:p>
      <text:p text:style-name="P13"><text:a xlink:type="simple" xlink:href="https://www.w3schools.com/bootstrap4/" text:style-name="Internet_20_link" text:visited-style-name="Visited_20_Internet_20_Link">https://www.w3schools.com/bootstrap4/</text:a></text:p>
      <text:p text:style-name="P13"><text:a xlink:type="simple" xlink:href="https://iconscout.com/unicons/explore/line" text:style-name="Internet_20_link" text:visited-style-name="Visited_20_Internet_20_Link">https://iconscout.com/unicons/explore/line</text:a></text:p>
      <text:p text:style-name="P13">https://getbootstrap.com/docs/5.2/examples/</text:p>
      <text:p text:style-name="Standard">https://hackerthemes.com/bootstrap-themes/demo/default/#alerts</text:p>
      <text:p text:style-name="Standard"><text:a xlink:type="simple" xlink:href="https://hackerthemes.com/bootstrap-cheatsheet/" text:style-name="Internet_20_link" text:visited-style-name="Visited_20_Internet_20_Link">https://hackerthemes.com/bootstrap-cheatsheet/</text:a></text:p>
      <text:p text:style-name="Standard">https://www.pierre-giraud.com/bootstrap-apprendre-cours/</text:p>
      <text:p text:style-name="Standard">http://localhost/phpmyadmin/index.php?route=/&amp;route=%2F</text:p>
      <text:p text:style-name="Standard">https://www.php.net/manual/fr/indexes.functions.php</text:p>
      <text:p text:style-name="Standard"><text:a xlink:type="simple" xlink:href="https://www.php.net/manual/fr/book.image.php" text:style-name="Internet_20_link" text:visited-style-name="Visited_20_Internet_20_Link">https://www.php.net/manual/fr/book.image.php</text:a></text:p>
      <text:p text:style-name="Standard">https://www.reddit.com/</text:p>
      <text:p text:style-name="Standard"><text:a xlink:type="simple" xlink:href="https://www.pierre-giraud.com/php-mysql-apprendre-coder-cours/operateur-concatenation/" text:style-name="Internet_20_link" text:visited-style-name="Visited_20_Internet_20_Link">https://www.pierre-giraud.com/php-mysql-apprendre-coder-cours/operateur-concatenation/</text:a></text:p>
      <text:p text:style-name="Standard">https://www.codeur.com/tuto/bootstrap/background-image-bootstrap/</text:p>
      <text:p text:style-name="Standard">https://www.codeur.com/tuto/bootstrap/background-image-bootstrap/</text:p>
      <text:p text:style-name="Standard">https://www.w3schools.com/css/</text:p>
      <text:p text:style-name="Standard">https://www.w3bai.com/fr/css/css_navbar.html#gsc.tab=0</text:p>
      <text:p text:style-name="Standard">https://www.remove.bg/fr/upload</text:p>
      <text:p text:style-name="Standard">https://fonts.google.com/</text:p>
      <text:p text:style-name="Standard">https://pixabay.com/fr/</text:p>
      <text:p text:style-name="Standard">https://www.pexels.com/fr-fr/</text:p>
      <text:p text:style-name="Standard">https://iconscout.com/unicons</text:p>
      <text:p text:style-name="Standard">https://htmlcolorcodes.com/fr/</text:p>
      <text:p text:style-name="Standard"/>
      <text:p text:style-name="P7">Début page HTML :</text:p>
      <text:p text:style-name="P2"><text:span text:style-name="T1">&lt;!</text:span><text:span text:style-name="T3">DOCTYPE</text:span> <text:span text:style-name="T6">html</text:span><text:span text:style-name="T1">&gt;</text:span></text:p>
      <text:p text:style-name="P2"><text:span text:style-name="T1">&lt;</text:span><text:span text:style-name="T3">html</text:span> <text:span text:style-name="T6">lang</text:span>=<text:span text:style-name="T8">"fr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 <text:span text:style-name="T6">charset</text:span>=<text:span text:style-name="T8">"UTF-8"</text:span><text:span text:style-name="T1">&gt;</text:span></text:p>
      <text:p text:style-name="P2"><text:span text:style-name="T1">&lt;</text:span><text:span text:style-name="T3">meta</text:span> <text:span text:style-name="T6">http-equiv</text:span>=<text:span text:style-name="T8">"X-UA-Compatible"</text:span> <text:span text:style-name="T6">content</text:span>=<text:span text:style-name="T8">"IE=edge"</text:span><text:span text:style-name="T1">&gt;</text:span></text:p>
      <text:p text:style-name="P2"><text:span text:style-name="T1">&lt;</text:span><text:span text:style-name="T3">meta</text:span> <text:span text:style-name="T6">name</text:span>=<text:span text:style-name="T8">"viewport"</text:span> <text:span text:style-name="T6">content</text:span>=<text:span text:style-name="T8">"width=device-width, initial-scale=1.0"</text:span><text:span text:style-name="T1">&gt;</text:span></text:p>
      <text:p text:style-name="P2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2">&lt;/<text:span text:style-name="T10">body&gt;</text:span></text:p>
      <text:p text:style-name="P2">&lt;/<text:span text:style-name="T10">html&gt;</text:span></text:p>
      <text:p text:style-name="P2"/>
      <text:p text:style-name="Standard"/>
      <text:p text:style-name="P6">Lien site internet sur feuille PHP : </text:p>
      <text:p text:style-name="P4">&lt;?php</text:p>
      <text:p text:style-name="P2"><text:span text:style-name="T3">function</text:span> <text:span text:style-name="T11">lien</text:span> (<text:span text:style-name="T6">$lien</text:span>,<text:span text:style-name="T6">$titre</text:span>){</text:p>
      <text:p text:style-name="P2"><text:span text:style-name="T11">echo</text:span> <text:span text:style-name="T8">"&lt;a href = </text:span><text:span text:style-name="T6">$lien</text:span><text:span text:style-name="T8">&gt; </text:span><text:span text:style-name="T6">$titre</text:span><text:span text:style-name="T8">&lt;/a&gt;"</text:span>;</text:p>
      <text:p text:style-name="P2">}</text:p>
      <text:p text:style-name="P2"><text:span text:style-name="T11">lien</text:span>(<text:span text:style-name="T8">"https://www.reddit.com/"</text:span>, <text:span text:style-name="T8">"Reddit Hug"</text:span>);</text:p>
      <text:p text:style-name="P2"/>
      <text:p text:style-name="P8"><text:soft-page-break/>Mettre la police en couleur PHP :</text:p>
      <text:p text:style-name="P8">ex : </text:p>
      <text:p text:style-name="P5">&lt;?php</text:p>
      <text:p text:style-name="P2"><text:span text:style-name="T11">echo</text:span> <text:span text:style-name="T8">"&lt;span style='color: green;'&gt;Date + 1 mois : &lt;/span&gt;"</text:span>;</text:p>
      <text:p text:style-name="P2"><text:span text:style-name="T11">echo</text:span> <text:span text:style-name="T11">date</text:span>(<text:span text:style-name="T8">"d-m-Y"</text:span>, <text:span text:style-name="T11">strtotime</text:span>(<text:span text:style-name="T8">"+1 month"</text:span>));</text:p>
      <text:p text:style-name="P4">?&gt;</text:p>
      <text:p text:style-name="P8"/>
      <text:p text:style-name="P8"/>
      <text:p text:style-name="P11">bootstrap intégration html : </text:p>
      <text:p text:style-name="P11"/>
      <text:p text:style-name="P3"><text:span text:style-name="T1">&lt;</text:span><text:span text:style-name="T3">meta</text:span> <text:span text:style-name="T6">name</text:span>=<text:span text:style-name="T8">"viewport"</text:span> <text:span text:style-name="T6">content</text:span>=<text:span text:style-name="T8">"width=device-width, initial-scale=1.0 shrink-to-fit=no"</text:span><text:span text:style-name="T1">&gt;</text:span></text:p>
      <text:p text:style-name="P11"><text:s/>et </text:p>
      <text:p text:style-name="P11"><text:span text:style-name="Source_20_Text"><text:span text:style-name="T2">&lt;</text:span></text:span><text:span text:style-name="Source_20_Text"><text:span text:style-name="T4">link</text:span></text:span><text:span text:style-name="Source_20_Text"><text:span text:style-name="T12"> </text:span></text:span><text:span text:style-name="Source_20_Text"><text:span text:style-name="T7">rel</text:span></text:span><text:span text:style-name="Source_20_Text"><text:span text:style-name="T12">=</text:span></text:span><text:span text:style-name="Source_20_Text"><text:span text:style-name="T9">"stylesheet"</text:span></text:span><text:span text:style-name="Source_20_Text"><text:span text:style-name="T12"> </text:span></text:span><text:span text:style-name="Source_20_Text"><text:span text:style-name="T7">href</text:span></text:span><text:span text:style-name="Source_20_Text"><text:span text:style-name="T12">=</text:span></text:span><text:span text:style-name="Source_20_Text"><text:span text:style-name="T9">"https://stackpath.bootstrapcdn.com/bootstrap/4.4.1/css/bootstrap.min.css"</text:span></text:span><text:span text:style-name="Source_20_Text"><text:span text:style-name="T12"> </text:span></text:span><text:span text:style-name="Source_20_Text"><text:span text:style-name="T7">integrity</text:span></text:span><text:span text:style-name="Source_20_Text"><text:span text:style-name="T12">=</text:span></text:span><text:span text:style-name="Source_20_Text"><text:span text:style-name="T9">"sha384-Vkoo8x4CGsO3+Hhxv8T/Q5PaXtkKtu6ug5TOeNV6gBiFeWPGFN9MuhOf23Q9Ifjh"</text:span></text:span><text:span text:style-name="Source_20_Text"><text:span text:style-name="T12"> </text:span></text:span><text:span text:style-name="Source_20_Text"><text:span text:style-name="T7">crossorigin</text:span></text:span><text:span text:style-name="Source_20_Text"><text:span text:style-name="T12">=</text:span></text:span><text:span text:style-name="Source_20_Text"><text:span text:style-name="T9">"anonymous"</text:span></text:span><text:span text:style-name="Source_20_Text"><text:span text:style-name="T2">&gt;</text:span></text:span></text:p>
      <text:p text:style-name="P2"><text:span text:style-name="T1">&lt;</text:span><text:span text:style-name="T3">link</text:span> <text:span text:style-name="T6">rel</text:span>=<text:span text:style-name="T8">"stylesheet"</text:span> <text:span text:style-name="T6">href</text:span>=<text:span text:style-name="T8">"/disc.css"</text:span><text:span text:style-name="T1">&gt;</text:span> </text:p>
      <text:p text:style-name="P10"><text:span text:style-name="Source_20_Text"/></text:p>
      <text:p text:style-name="P10"><text:span text:style-name="Source_20_Text"/></text:p>
      <text:p text:style-name="P10"><text:span text:style-name="Source_20_Text">avant fin body :</text:span></text:p>
      <text:p text:style-name="P10"><text:span text:style-name="Source_20_Text"/></text:p>
      <text:p text:style-name="P11"><text:span text:style-name="Source_20_Text"><text:span text:style-name="T2">&lt;</text:span></text:span><text:span text:style-name="Source_20_Text"><text:span text:style-name="T4">script</text:span></text:span><text:span text:style-name="Source_20_Text"><text:span text:style-name="T12"> </text:span></text:span><text:span text:style-name="Source_20_Text"><text:span text:style-name="T7">src</text:span></text:span><text:span text:style-name="Source_20_Text"><text:span text:style-name="T12">=</text:span></text:span><text:span text:style-name="Source_20_Text"><text:span text:style-name="T9">"https://code.jquery.com/jquery-3.4.1.slim.min.js"</text:span></text:span><text:span text:style-name="Source_20_Text"><text:span text:style-name="T12"> </text:span></text:span><text:span text:style-name="Source_20_Text"><text:span text:style-name="T7">integrity</text:span></text:span><text:span text:style-name="Source_20_Text"><text:span text:style-name="T12">=</text:span></text:span><text:span text:style-name="Source_20_Text"><text:span text:style-name="T9">"sha384-J6qa4849blE2+poT4WnyKhv5vZF5SrPo0iEjwBvKU7imGFAV0wwj1yYfoRSJoZ+n"</text:span></text:span><text:span text:style-name="Source_20_Text"><text:span text:style-name="T12"> </text:span></text:span><text:span text:style-name="Source_20_Text"><text:span text:style-name="T7">crossorigin</text:span></text:span><text:span text:style-name="Source_20_Text"><text:span text:style-name="T12">=</text:span></text:span><text:span text:style-name="Source_20_Text"><text:span text:style-name="T9">"anonymous"</text:span></text:span><text:span text:style-name="Source_20_Text"><text:span text:style-name="T2">&gt;&lt;/</text:span></text:span><text:span text:style-name="Source_20_Text"><text:span text:style-name="T4">script</text:span></text:span><text:span text:style-name="Source_20_Text"><text:span text:style-name="T2">&gt;</text:span></text:span></text:p>
      <text:p text:style-name="P2"><text:span text:style-name="T1">&lt;</text:span><text:span text:style-name="T3">script</text:span> <text:span text:style-name="T6">src</text:span>=<text:span text:style-name="T8">"https://cdn.jsdelivr.net/npm/popper.js@1.16.0/dist/umd/popper.min.js"</text:span> <text:span text:style-name="T6">integrity</text:span>=<text:span text:style-name="T8">"sha384-Q6E9RHvbIyZFJoft+2mJbHaEWldlvI9IOYy5n3zV9zzTtmI3UksdQRVvoxMfooAo"</text:span> <text:span text:style-name="T6">crossorigin</text:span>=<text:span text:style-name="T8">"anonymous"</text:span><text:span text:style-name="T1">&gt;&lt;/</text:span><text:span text:style-name="T3">script</text:span><text:span text:style-name="T1">&gt;</text:span></text:p>
      <text:p text:style-name="P12"><text:span text:style-name="T2">&lt;</text:span><text:span text:style-name="T4">script</text:span><text:span text:style-name="T12"> </text:span><text:span text:style-name="T7">src</text:span><text:span text:style-name="T12">=</text:span><text:span text:style-name="T9">"https://stackpath.bootstrapcdn.com/bootstrap/4.4.1/js/bootstrap.min.js"</text:span><text:span text:style-name="T12"> </text:span><text:span text:style-name="T7">integrity</text:span><text:span text:style-name="T12">=</text:span><text:span text:style-name="T9">"sha384-wfSDF2E50Y2D1uUdj0O3uMBJnjuUD4Ih7YwaYd1iqfktj0Uod8GCExl3Og8ifwB6"</text:span><text:span text:style-name="T12"> </text:span><text:span text:style-name="T7">crossorigin</text:span><text:span text:style-name="T12">=</text:span><text:span text:style-name="T9">"anonymous"</text:span><text:span text:style-name="T2">&gt;&lt;/</text:span><text:span text:style-name="T4">sc</text:span><text:span text:style-name="T5">ript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11:34.913915978</meta:creation-date>
    <dc:date>2023-02-02T13:43:24.872566072</dc:date>
    <meta:editing-duration>P4DT2H46M2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138" meta:character-count="2668" meta:non-whitespace-character-count="2583"/>
  </office:meta>
</office:document-meta>
</file>